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inherit" svg:font-family="inherit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in" fo:margin-right="-0.5618in" fo:text-indent="0in" style:auto-text-indent="false" style:page-number="auto" fo:background-color="transparent">
        <style:tab-stops>
          <style:tab-stop style:position="7.6252in"/>
        </style:tab-stops>
      </style:paragraph-properties>
      <style:text-properties fo:font-variant="normal" fo:text-transform="none" fo:color="#485268" loext:opacity="100%" style:font-name="Manrope" fo:letter-spacing="normal" fo:font-style="normal" fo:font-weight="bold" officeooo:paragraph-rsid="00094e7e"/>
    </style:style>
    <style:style style:name="P2" style:family="paragraph" style:parent-style-name="Heading_20_1">
      <loext:graphic-properties draw:fill="none"/>
      <style:paragraph-properties fo:margin-left="0in" fo:margin-right="-0.5618in" fo:text-indent="0in" style:auto-text-indent="false" fo:background-color="transparent">
        <style:tab-stops>
          <style:tab-stop style:position="7.6252in"/>
        </style:tab-stops>
      </style:paragraph-properties>
      <style:text-properties fo:font-variant="normal" fo:text-transform="none" fo:color="#485268" loext:opacity="100%" style:font-name="Manrope" fo:letter-spacing="normal" fo:font-style="normal" fo:font-weight="bold" officeooo:paragraph-rsid="00094e7e"/>
    </style:style>
    <style:style style:name="P3" style:family="paragraph" style:parent-style-name="Heading_20_2">
      <style:paragraph-properties fo:margin-left="0in" fo:margin-right="0in" fo:margin-top="0.25in" fo:margin-bottom="0.1665in" style:contextual-spacing="false" fo:orphans="2" fo:widows="2" fo:text-indent="0in" style:auto-text-indent="false" fo:padding="0in" fo:border="none"/>
      <style:text-properties fo:font-variant="normal" fo:text-transform="none" fo:color="#485268" loext:opacity="100%" style:font-name="Manrope" fo:letter-spacing="normal" fo:font-style="normal" fo:font-weight="bold"/>
    </style:style>
    <style:style style:name="P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background-color="#ffffff" fo:padding-left="0.0417in" fo:padding-right="0in" fo:padding-top="0.0417in" fo:padding-bottom="0.0417in" fo:border-left="0.06pt solid #dee2ed" fo:border-right="none" fo:border-top="0.06pt solid #dee2ed" fo:border-bottom="0.06pt solid #dee2ed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line-height="145%" fo:text-align="start" style:justify-single-word="false" fo:orphans="2" fo:widows="2" fo:background-color="#ffffff" fo:padding-left="0.0417in" fo:padding-right="0in" fo:padding-top="0.0417in" fo:padding-bottom="0.0417in" fo:border-left="0.06pt solid #dee2ed" fo:border-right="none" fo:border-top="0.06pt solid #dee2ed" fo:border-bottom="0.06pt solid #dee2ed"/>
    </style:style>
    <style:style style:name="P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ffffff" fo:padding-left="0.0417in" fo:padding-right="0in" fo:padding-top="0.0417in" fo:padding-bottom="0.0417in" fo:border-left="0.06pt solid #dee2ed" fo:border-right="none" fo:border-top="0.06pt solid #dee2ed" fo:border-bottom="0.06pt solid #dee2ed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line-height="145%" fo:orphans="2" fo:widows="2" fo:background-color="#ffffff" fo:padding-left="0.0417in" fo:padding-right="0in" fo:padding-top="0.0417in" fo:padding-bottom="0.0417in" fo:border-left="0.06pt solid #dee2ed" fo:border-right="none" fo:border-top="0.06pt solid #dee2ed" fo:border-bottom="0.06pt solid #dee2ed"/>
    </style:style>
    <style:style style:name="P8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padding="0in" fo:border="none"/>
      <style:text-properties fo:font-variant="normal" fo:text-transform="none" fo:color="#485268" loext:opacity="100%" style:font-name="Manrope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485268" loext:opacity="100%" style:font-name="Manrope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485268" loext:opacity="100%" style:font-name="Manrope" fo:font-size="12pt" fo:letter-spacing="normal" fo:font-style="normal" fo:font-weight="normal"/>
    </style:style>
    <style:style style:name="P11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485268" loext:opacity="100%" style:font-name="Manrope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3" style:family="paragraph" style:parent-style-name="Text_20_body">
      <loext:graphic-properties draw:fill="none"/>
      <style:paragraph-properties fo:margin-left="0in" fo:margin-right="-0.5618in" fo:text-indent="0in" style:auto-text-indent="false" fo:background-color="transparent">
        <style:tab-stops>
          <style:tab-stop style:position="7.6252in"/>
        </style:tab-stops>
      </style:paragraph-properties>
      <style:text-properties officeooo:paragraph-rsid="00094e7e"/>
    </style:style>
    <style:style style:name="T1" style:family="text">
      <style:text-properties fo:font-variant="normal" fo:text-transform="none" fo:color="#485268" loext:opacity="100%" style:font-name="Manrope" fo:font-size="12pt" fo:letter-spacing="normal" fo:font-style="normal" fo:font-weight="normal"/>
    </style:style>
    <style:style style:name="T2" style:family="text">
      <style:text-properties fo:font-variant="normal" fo:text-transform="none" fo:color="#485268" loext:opacity="100%" style:font-name="SFMono-Regular" fo:font-size="9.7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485268" loext:opacity="100%" style:font-name="SFMono-Regular" fo:font-size="9.75pt" fo:letter-spacing="normal" fo:font-style="normal" fo:font-weight="normal" fo:background-color="#cccccc" loext:char-shading-value="0" loext:padding="0in" loext:border="none"/>
    </style:style>
    <style:style style:name="T4" style:family="text">
      <style:text-properties fo:font-variant="normal" fo:text-transform="none" fo:color="#485268" loext:opacity="100%" style:font-name="SFMono-Regular" fo:font-size="9.75pt" fo:letter-spacing="normal" fo:font-style="normal" fo:font-weight="normal" fo:background-color="#cccccc" loext:char-shading-value="0" loext:padding="0in" loext:border="none"/>
    </style:style>
    <style:style style:name="T5" style:family="text">
      <style:text-properties fo:font-variant="normal" fo:text-transform="none" fo:color="#485268" loext:opacity="100%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485268" loext:opacity="100%" style:font-name="inherit" fo:font-size="12pt" fo:letter-spacing="normal" fo:font-style="normal" fo:font-weight="bold" loext:padding="0in" loext:border="none"/>
    </style:style>
    <style:style style:name="T7" style:family="text">
      <style:text-properties fo:font-variant="normal" fo:text-transform="none" fo:color="#485268" loext:opacity="100%" fo:letter-spacing="normal" fo:background-color="transparent" loext:char-shading-value="0" loext:padding="0in" loext:border="none"/>
    </style:style>
    <style:style style:name="T8" style:family="text">
      <style:text-properties fo:font-variant="normal" fo:text-transform="none" fo:color="#2b91af" loext:opacity="100%" style:font-name="Consolas" fo:font-size="10.5pt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fo:color="#393a34" loext:opacity="100%" style:font-name="Consolas" fo:font-size="10.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93a34" loext:opacity="100%" fo:letter-spacing="normal" fo:background-color="transparent" loext:char-shading-value="0" loext:padding="0in" loext:border="none"/>
    </style:style>
    <style:style style:name="T11" style:family="text">
      <style:text-properties fo:font-variant="normal" fo:text-transform="none" fo:color="#a31515" loext:opacity="100%" style:font-name="Consolas" fo:font-size="10.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color="#a31515" loext:opacity="100%" fo:letter-spacing="normal" fo:background-color="transparent" loext:char-shading-value="0" loext:padding="0in" loext:border="none"/>
    </style:style>
    <style:style style:name="T13" style:family="text">
      <style:text-properties fo:font-variant="normal" fo:text-transform="none" fo:color="#008000" loext:opacity="100%" style:font-name="inherit" fo:font-size="10.5pt" fo:letter-spacing="normal" fo:font-style="italic" fo:font-weight="normal" fo:background-color="transparent" loext:char-shading-value="0" loext:padding="0in" loext:border="none"/>
    </style:style>
    <style:style style:name="T14" style:family="text">
      <style:text-properties fo:font-variant="normal" fo:text-transform="none" fo:color="#0000ff" loext:opacity="100%" style:font-name="Consolas" fo:font-size="10.5pt" fo:letter-spacing="normal" fo:font-style="normal" fo:font-weight="normal" fo:background-color="transparent" loext:char-shading-value="0" loext:padding="0in" loext:border="none"/>
    </style:style>
    <style:style style:name="T15" style:family="text">
      <style:text-properties fo:font-variant="normal" fo:text-transform="none" fo:color="#36acaa" loext:opacity="100%" style:font-name="Consolas" fo:font-size="10.5pt" fo:letter-spacing="normal" fo:font-style="normal" fo:font-weight="normal" fo:background-color="transparent" loext:char-shading-value="0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основные-понятия"/>Основные понятия</text:h>
      <text:h text:style-name="P2" text:outline-level="1"><text:bookmark text:name="команды"/>Команды</text:h>
      <text:p text:style-name="P8">Все программы состоят из команд, с помощью которых ты можешь «общаться» с компьютером.</text:p>
      <text:p text:style-name="P12"><text:span text:style-name="T1">Например, </text:span><text:span text:style-name="Source_20_Text"><text:span text:style-name="T2">console.log()</text:span></text:span><text:span text:style-name="T1"> используется для вывода сообщений в консоль (нажми </text:span><text:span text:style-name="Source_20_Text"><text:span text:style-name="T2">F12</text:span></text:span><text:span text:style-name="T1"> и выбери закладку </text:span><text:span text:style-name="Source_20_Text"><text:span text:style-name="T2">Console</text:span></text:span><text:span text:style-name="T1">, чтобы увидеть ее, там уже может быть много сообщений 😊):</text:span></text:p>
      <text:p text:style-name="P4"><text:span text:style-name="Source_20_Text"><text:span text:style-name="T8">console</text:span></text:span><text:span text:style-name="Source_20_Text"><text:span text:style-name="T9">.log(</text:span></text:span><text:span text:style-name="Source_20_Text"><text:span text:style-name="T11">'Hello, world!'</text:span></text:span><text:span text:style-name="Source_20_Text"><text:span text:style-name="T9">);</text:span></text:span></text:p>
      <text:p text:style-name="P12"><text:span text:style-name="Strong_20_Emphasis"><text:span text:style-name="T6">Обрати внимание:</text:span></text:span><text:span text:style-name="T1"> каждую команду завершай символом </text:span><text:span text:style-name="Source_20_Text"><text:span text:style-name="T2">;</text:span></text:span><text:span text:style-name="T1"> — так компьютер точно будет знать, что это конец твоей команды.</text:span></text:p>
      <text:h text:style-name="P3" text:outline-level="2"><text:bookmark text:name="комментарии"/>Комментарии</text:h>
      <text:p text:style-name="P8">Комментарий — это пояснительный текст к программе. Он не выполняется компьютером, а просто помогает программисту лучше понять логику программы.</text:p>
      <text:p text:style-name="P8">Комментарии бывают однострочными и многострочными.</text:p>
      <text:p text:style-name="P12"><text:span text:style-name="T1">Однострочные комментарии обозначаются двумя символами обратного слеша </text:span><text:span text:style-name="Source_20_Text"><text:span text:style-name="T2">//</text:span></text:span><text:span text:style-name="T1">. Например:</text:span></text:p>
      <text:p text:style-name="P4"><text:span text:style-name="Source_20_Text"><text:span text:style-name="T13">// напечатаем в консоли фразу 'Hello, world!' 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text:span text:style-name="Source_20_Text"><text:span text:style-name="T11">'Hello, world!'</text:span></text:span><text:span text:style-name="Source_20_Text"><text:span text:style-name="T9">);</text:span></text:span></text:p>
      <text:p text:style-name="P12"><text:span text:style-name="T1">Многострочные комментарии обозначаются симвом </text:span><text:span text:style-name="Source_20_Text"><text:span text:style-name="T2">/*</text:span></text:span><text:span text:style-name="T1"> в начале и символом </text:span><text:span text:style-name="Source_20_Text"><text:span text:style-name="T2">*/</text:span></text:span><text:span text:style-name="T1"> в конце. Например:</text:span></text:p>
      <text:p text:style-name="P4"><text:span text:style-name="Source_20_Text"><text:span text:style-name="T13">/* это многострочный комментарий</text:span></text:span></text:p>
      <text:p text:style-name="P4"><text:span text:style-name="Source_20_Text"><text:span text:style-name="T13">эта строка не выполнится</text:span></text:span></text:p>
      <text:p text:style-name="P4"><text:span text:style-name="Source_20_Text"><text:span text:style-name="T13">и эта тоже */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text:span text:style-name="Source_20_Text"><text:span text:style-name="T11">'Hello, world!'</text:span></text:span><text:span text:style-name="Source_20_Text"><text:span text:style-name="T9">);</text:span></text:span></text:p>
      <text:h text:style-name="P3" text:outline-level="2"><text:bookmark text:name="литералы"/>Литералы</text:h>
      <text:p text:style-name="P8">Все программы работают с данными, например, числами или строками. Для записи данных используются литералы.</text:p>
      <text:p text:style-name="P12"><text:span text:style-name="T1">Числовой литерал состоит из цифр, перед которыми может стоять </text:span><text:span text:style-name="Source_20_Text"><text:span text:style-name="T2">-</text:span></text:span><text:span text:style-name="T1">, если число отрицательное, а между целой и дробной частью может стоять </text:span><text:span text:style-name="Source_20_Text"><text:span text:style-name="T2">.</text:span></text:span><text:span text:style-name="T1">. Числа пишутся без кавычек: </text:span><text:span text:style-name="Source_20_Text"><text:span text:style-name="T2">42</text:span></text:span><text:span text:style-name="T1">, </text:span><text:span text:style-name="Source_20_Text"><text:span text:style-name="T2">-5</text:span></text:span><text:span text:style-name="T1">, </text:span><text:span text:style-name="Source_20_Text"><text:span text:style-name="T2">3.14</text:span></text:span><text:span text:style-name="T1">.</text:span></text:p>
      <text:p text:style-name="P12"><text:span text:style-name="T1">Литерал строки всегда пишется в кавычках: </text:span><text:span text:style-name="Source_20_Text"><text:span text:style-name="T2">'Misha'</text:span></text:span><text:span text:style-name="T1">, </text:span><text:span text:style-name="Source_20_Text"><text:span text:style-name="T2">'Hello, world!'</text:span></text:span><text:span text:style-name="T1">.</text:span></text:p>
      <text:h text:style-name="P3" text:outline-level="2"><text:bookmark text:name="переменные"/><text:soft-page-break/>Переменные</text:h>
      <text:p text:style-name="P8">Переменные используются для хранения данных. По сути, это коробка с названием, в которую мы можем что-то положить, а потом достать и использовать дальше в своей программе.</text:p>
      <text:p text:style-name="P12"><text:span text:style-name="T1">Чтобы записать в переменную значение, используется оператор присваивания —</text:span><text:span text:style-name="Source_20_Text"><text:span text:style-name="T4">=</text:span></text:span><text:span text:style-name="T1">.</text:span></text:p>
      <text:p text:style-name="P12"><text:span text:style-name="T1">В JavaScript ты можешь создавать переменные с помощью этих двух ключевых слов: </text:span><text:span text:style-name="Source_20_Text"><text:span text:style-name="T4">let</text:span></text:span><text:span text:style-name="Source_20_Text"><text:span text:style-name="T2"> </text:span></text:span><text:span text:style-name="T1">и </text:span><text:span text:style-name="Source_20_Text"><text:span text:style-name="T4">const</text:span></text:span><text:span text:style-name="T1">.</text:span></text:p>
      <text:p text:style-name="P8">Рассмотрим примеры:</text:p>
      <text:p text:style-name="P4"><text:span text:style-name="Source_20_Text"><text:span text:style-name="T13">// в эту переменную можно записать другое значение</text:span></text:span></text:p>
      <text:p text:style-name="P4"><text:span text:style-name="Source_20_Text"><text:span text:style-name="T14">let</text:span></text:span><text:span text:style-name="Source_20_Text"><text:span text:style-name="T9"> age = </text:span></text:span><text:span text:style-name="Source_20_Text"><text:span text:style-name="T15">37</text:span></text:span><text:span text:style-name="Source_20_Text"><text:span text:style-name="T9">;</text:span></text:span></text:p>
      <text:p text:style-name="P5"/>
      <text:p text:style-name="P4"><text:span text:style-name="Source_20_Text"><text:span text:style-name="T13">// запишем новое значение</text:span></text:span></text:p>
      <text:p text:style-name="P4"><text:span text:style-name="Source_20_Text"><text:span text:style-name="T9">age = </text:span></text:span><text:span text:style-name="Source_20_Text"><text:span text:style-name="T15">38</text:span></text:span><text:span text:style-name="Source_20_Text"><text:span text:style-name="T9">;</text:span></text:span></text:p>
      <text:p text:style-name="P5"/>
      <text:p text:style-name="P4"><text:span text:style-name="Source_20_Text"><text:span text:style-name="T8">console</text:span></text:span><text:span text:style-name="Source_20_Text"><text:span text:style-name="T9">.log(age); </text:span></text:span><text:span text:style-name="Source_20_Text"><text:span text:style-name="T13">// мы увидим 38</text:span></text:span></text:p>
      <text:p text:style-name="P5"/>
      <text:p text:style-name="P4"><text:span text:style-name="Source_20_Text"><text:span text:style-name="T13">// в эту переменную записать другое значение не получится</text:span></text:span></text:p>
      <text:p text:style-name="P4"><text:span text:style-name="Source_20_Text"><text:span text:style-name="T14">const</text:span></text:span><text:span text:style-name="Source_20_Text"><text:span text:style-name="T9"> name = </text:span></text:span><text:span text:style-name="Source_20_Text"><text:span text:style-name="T11">'Misha'</text:span></text:span><text:span text:style-name="Source_20_Text"><text:span text:style-name="T9">;</text:span></text:span></text:p>
      <text:p text:style-name="P5"/>
      <text:p text:style-name="P4"><text:span text:style-name="Source_20_Text"><text:span text:style-name="T9">name = </text:span></text:span><text:span text:style-name="Source_20_Text"><text:span text:style-name="T11">'Petya'</text:span></text:span><text:span text:style-name="Source_20_Text"><text:span text:style-name="T9">; </text:span></text:span><text:span text:style-name="Source_20_Text"><text:span text:style-name="T13">// ошибка</text:span></text:span></text:p>
      <text:p text:style-name="P12"><text:span text:style-name="Strong_20_Emphasis"><text:span text:style-name="T6">Обрати внимание:</text:span></text:span><text:span text:style-name="T1"> название переменной должно объяснять, какие данные будут в ней храниться. Поэтому напиши одно или несколько слов на английском языке, первое слово с маленькой буквы, а остальное с большой. Также иногда используются цифры (внутри названия) и символы </text:span><text:span text:style-name="Source_20_Text"><text:span text:style-name="T2">_</text:span></text:span><text:span text:style-name="T1"> и </text:span><text:span text:style-name="Source_20_Text"><text:span text:style-name="T2">$</text:span></text:span><text:span text:style-name="T1">.</text:span></text:p>
      <text:p text:style-name="P8">Например:</text:p>
      <text:p text:style-name="P4"><text:span text:style-name="Source_20_Text"><text:span text:style-name="T13">// хорошее название</text:span></text:span></text:p>
      <text:p text:style-name="P4"><text:span text:style-name="Source_20_Text"><text:span text:style-name="T14">const</text:span></text:span><text:span text:style-name="Source_20_Text"><text:span text:style-name="T9"> cookiePrice = </text:span></text:span><text:span text:style-name="Source_20_Text"><text:span text:style-name="T15">15</text:span></text:span><text:span text:style-name="Source_20_Text"><text:span text:style-name="T9">;</text:span></text:span></text:p>
      <text:p text:style-name="P5"/>
      <text:p text:style-name="P4"><text:span text:style-name="Source_20_Text"><text:span text:style-name="T13">// плохие названия</text:span></text:span></text:p>
      <text:p text:style-name="P4"><text:span text:style-name="Source_20_Text"><text:span text:style-name="T14">const</text:span></text:span><text:span text:style-name="Source_20_Text"><text:span text:style-name="T9"> cookie_price = </text:span></text:span><text:span text:style-name="Source_20_Text"><text:span text:style-name="T15">15</text:span></text:span><text:span text:style-name="Source_20_Text"><text:span text:style-name="T9">; </text:span></text:span></text:p>
      <text:p text:style-name="P4"><text:span text:style-name="Source_20_Text"><text:span text:style-name="T14">const</text:span></text:span><text:span text:style-name="Source_20_Text"><text:span text:style-name="T9"> priceof1cake = </text:span></text:span><text:span text:style-name="Source_20_Text"><text:span text:style-name="T15">25</text:span></text:span><text:span text:style-name="Source_20_Text"><text:span text:style-name="T9">; </text:span></text:span><text:span text:style-name="Source_20_Text"><text:span text:style-name="T13">// тяжело видеть границы слов</text:span></text:span></text:p>
      <text:p text:style-name="P4"><text:span text:style-name="Source_20_Text"><text:span text:style-name="T14">const</text:span></text:span><text:span text:style-name="Source_20_Text"><text:span text:style-name="T9"> value = </text:span></text:span><text:span text:style-name="Source_20_Text"><text:span text:style-name="T15">15</text:span></text:span><text:span text:style-name="Source_20_Text"><text:span text:style-name="T9">; </text:span></text:span><text:span text:style-name="Source_20_Text"><text:span text:style-name="T13">// потому что не объясняет, что за value</text:span></text:span></text:p>
      <text:h text:style-name="P3" text:outline-level="2"><text:bookmark text:name="выражения"/>Выражения</text:h>
      <text:p text:style-name="P8">В программах мы часто что-то вычисляем. Для этого переменные и литералы объединяются операторами. Например:</text:p>
      <text:p text:style-name="P4"><text:span text:style-name="Source_20_Text"><text:span text:style-name="T14">const</text:span></text:span><text:span text:style-name="Source_20_Text"><text:span text:style-name="T9"> radius = </text:span></text:span><text:span text:style-name="Source_20_Text"><text:span text:style-name="T15">10</text:span></text:span><text:span text:style-name="Source_20_Text"><text:span text:style-name="T9">;</text:span></text:span></text:p>
      <text:p text:style-name="P4"><text:soft-page-break/><text:span text:style-name="Source_20_Text"><text:span text:style-name="T14">const</text:span></text:span><text:span text:style-name="Source_20_Text"><text:span text:style-name="T9"> circleSquare = </text:span></text:span><text:span text:style-name="Source_20_Text"><text:span text:style-name="T15">3.14</text:span></text:span><text:span text:style-name="Source_20_Text"><text:span text:style-name="T9"> * radius * radius;</text:span></text:span></text:p>
      <text:p text:style-name="P5"/>
      <text:p text:style-name="P4"><text:span text:style-name="Source_20_Text"><text:span text:style-name="T8">console</text:span></text:span><text:span text:style-name="Source_20_Text"><text:span text:style-name="T9">.log(circleSquare); </text:span></text:span><text:span text:style-name="Source_20_Text"><text:span text:style-name="T13">// 314</text:span></text:span></text:p>
      <text:p text:style-name="P8">Чтобы вычислить значение выражения, нужно:</text:p>
      <text:list xml:id="list3777452076" text:style-name="L2">
        <text:list-item>
          <text:p text:style-name="P10">Подставить вместо переменных их значения.</text:p>
        </text:list-item>
        <text:list-item>
          <text:p text:style-name="P10">Выполнить указанные команды.</text:p>
        </text:list-item>
      </text:list>
      <text:p text:style-name="P8">Например:</text:p>
      <text:p text:style-name="P4"><text:span text:style-name="Source_20_Text"><text:span text:style-name="T13">// обьявим переменную cookiePrice и присвоим ей значение 15</text:span></text:span></text:p>
      <text:p text:style-name="P4"><text:span text:style-name="Source_20_Text"><text:span text:style-name="T14">const</text:span></text:span><text:span text:style-name="Source_20_Text"><text:span text:style-name="T9"> cookiePrice = </text:span></text:span><text:span text:style-name="Source_20_Text"><text:span text:style-name="T15">15</text:span></text:span><text:span text:style-name="Source_20_Text"><text:span text:style-name="T9">;</text:span></text:span></text:p>
      <text:p text:style-name="P5"/>
      <text:p text:style-name="P4"><text:span text:style-name="Source_20_Text"><text:span text:style-name="T8">console</text:span></text:span><text:span text:style-name="Source_20_Text"><text:span text:style-name="T9">.log(</text:span></text:span><text:span text:style-name="Source_20_Text"><text:span text:style-name="T15">20</text:span></text:span><text:span text:style-name="Source_20_Text"><text:span text:style-name="T9"> - cookiePrice); </text:span></text:span><text:span text:style-name="Source_20_Text"><text:span text:style-name="T13">// 5</text:span></text:span></text:p>
      <text:p text:style-name="P8">Рассмотрим еще один пример:</text:p>
      <text:p text:style-name="P4"><text:span text:style-name="Source_20_Text"><text:span text:style-name="T14">const</text:span></text:span><text:span text:style-name="Source_20_Text"><text:span text:style-name="T9"> price = </text:span></text:span><text:span text:style-name="Source_20_Text"><text:span text:style-name="T15">25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amount = </text:span></text:span><text:span text:style-name="Source_20_Text"><text:span text:style-name="T15">5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discount = </text:span></text:span><text:span text:style-name="Source_20_Text"><text:span text:style-name="T15">10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result = price * amount - discount;</text:span></text:span></text:p>
      <text:p text:style-name="P5"/>
      <text:p text:style-name="P4"><text:span text:style-name="Source_20_Text"><text:span text:style-name="T8">console</text:span></text:span><text:span text:style-name="Source_20_Text"><text:span text:style-name="T9">.log(result); </text:span></text:span><text:span text:style-name="Source_20_Text"><text:span text:style-name="T13">// 115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" text:outline-level="1"><text:bookmark text:name="типы-данных"/><text:soft-page-break/>Типы данных</text:h>
      <text:p text:style-name="P8">Все значения в Javascript имеют определенный тип данных. Он определяет, какие именно команды можно выполнять с теми или иными значениями. Например, с числами можно выполнять любые математические операции (складывать, умножать, делить и так далее), а строки — склеивать (конкатенировать) и делить на части.</text:p>
      <text:p text:style-name="P8">Рассмотрим типы данных в Javascript.</text:p>
      <text:h text:style-name="P3" text:outline-level="2"><text:bookmark text:name="число"/>Число</text:h>
      <text:p text:style-name="P12"><text:span text:style-name="T1">Числа (целые и дробные) принадлежат к типу </text:span><text:span text:style-name="Source_20_Text"><text:span text:style-name="T2">number</text:span></text:span><text:span text:style-name="T1">.</text:span></text:p>
      <text:p text:style-name="P8">Например:</text:p>
      <text:p text:style-name="P4"><text:span text:style-name="Source_20_Text"><text:span text:style-name="T14">const</text:span></text:span><text:span text:style-name="Source_20_Text"><text:span text:style-name="T9"> age = </text:span></text:span><text:span text:style-name="Source_20_Text"><text:span text:style-name="T15">37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x = -</text:span></text:span><text:span text:style-name="Source_20_Text"><text:span text:style-name="T15">0.25</text:span></text:span><text:span text:style-name="Source_20_Text"><text:span text:style-name="T9">;</text:span></text:span></text:p>
      <text:h text:style-name="P3" text:outline-level="2"><text:bookmark text:name="строка"/>Строка</text:h>
      <text:p text:style-name="P12"><text:span text:style-name="T1">Тип </text:span><text:span text:style-name="Source_20_Text"><text:span text:style-name="T2">string</text:span></text:span><text:span text:style-name="T1"> — это строки (последовательности символов).</text:span></text:p>
      <text:p text:style-name="P8">Например:</text:p>
      <text:p text:style-name="P4"><text:span text:style-name="Source_20_Text"><text:span text:style-name="T14">const</text:span></text:span><text:span text:style-name="Source_20_Text"><text:span text:style-name="T9"> name = </text:span></text:span><text:span text:style-name="Source_20_Text"><text:span text:style-name="T11">'Misha'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message = </text:span></text:span><text:span text:style-name="Source_20_Text"><text:span text:style-name="T11">'Hello, world!'</text:span></text:span><text:span text:style-name="Source_20_Text"><text:span text:style-name="T9">;</text:span></text:span></text:p>
      <text:p text:style-name="P12"><text:span text:style-name="Strong_20_Emphasis"><text:span text:style-name="T6">Обрати внимание:</text:span></text:span><text:span text:style-name="T1"> строки нужно заключать в кавычки.</text:span></text:p>
      <text:h text:style-name="P3" text:outline-level="2"><text:bookmark text:name="булев-тип"/>Булев тип</text:h>
      <text:p text:style-name="P12"><text:span text:style-name="T1">Значения типа </text:span><text:span text:style-name="Source_20_Text"><text:span text:style-name="T2">boolean</text:span></text:span><text:span text:style-name="T1"> могут быть </text:span><text:span text:style-name="Source_20_Text"><text:span text:style-name="T2">true</text:span></text:span><text:span text:style-name="T1"> или </text:span><text:span text:style-name="Source_20_Text"><text:span text:style-name="T2">false</text:span></text:span><text:span text:style-name="T1"> (истина или ложь). Они используются для проверки условий в конструкциях </text:span><text:span text:style-name="Source_20_Text"><text:span text:style-name="T2">if</text:span></text:span><text:span text:style-name="T1">, а также в циклах.</text:span></text:p>
      <text:p text:style-name="P8">Например:</text:p>
      <text:p text:style-name="P4"><text:span text:style-name="Source_20_Text"><text:span text:style-name="T14">const</text:span></text:span><text:span text:style-name="Source_20_Text"><text:span text:style-name="T9"> isMarried = </text:span></text:span><text:span text:style-name="Source_20_Text"><text:span text:style-name="T15">true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hasCat = </text:span></text:span><text:span text:style-name="Source_20_Text"><text:span text:style-name="T15">false</text:span></text:span><text:span text:style-name="Source_20_Text"><text:span text:style-name="T9">;</text:span></text:span></text:p>
      <text:h text:style-name="P3" text:outline-level="2"><text:bookmark text:name="null-и-undefined"/>null и undefined</text:h>
      <text:p text:style-name="P12"><text:span text:style-name="T1">В Javascript ты можешь встретить еще два специальных значения: </text:span><text:span text:style-name="Source_20_Text"><text:span text:style-name="T2">null</text:span></text:span><text:span text:style-name="T1"> и </text:span><text:span text:style-name="Source_20_Text"><text:span text:style-name="T2">undefined</text:span></text:span><text:span text:style-name="T1">.</text:span></text:p>
      <text:p text:style-name="P12"><text:span text:style-name="Source_20_Text"><text:span text:style-name="T2">null</text:span></text:span><text:span text:style-name="T1"> – это «ничего». Его явно присваивают переменной, когда еще не знают нужного значения или, когда нужно удалить ее старое значение. Например, у нас есть коробка с подарком, а потом его достали из коробки, и она опустела:</text:span></text:p>
      <text:p text:style-name="P4"><text:soft-page-break/><text:span text:style-name="Source_20_Text"><text:span text:style-name="T13">// коробка пустая</text:span></text:span></text:p>
      <text:p text:style-name="P4"><text:span text:style-name="Source_20_Text"><text:span text:style-name="T14">let</text:span></text:span><text:span text:style-name="Source_20_Text"><text:span text:style-name="T9"> box = </text:span></text:span><text:span text:style-name="Source_20_Text"><text:span text:style-name="T14">null</text:span></text:span><text:span text:style-name="Source_20_Text"><text:span text:style-name="T9">;</text:span></text:span></text:p>
      <text:p text:style-name="P5"/>
      <text:p text:style-name="P4"><text:span text:style-name="Source_20_Text"><text:span text:style-name="T13">// в коробку положили подарок</text:span></text:span></text:p>
      <text:p text:style-name="P4"><text:span text:style-name="Source_20_Text"><text:span text:style-name="T9">box = </text:span></text:span><text:span text:style-name="Source_20_Text"><text:span text:style-name="T11">'Birthday present'</text:span></text:span><text:span text:style-name="Source_20_Text"><text:span text:style-name="T9">;</text:span></text:span></text:p>
      <text:p text:style-name="P5"/>
      <text:p text:style-name="P4"><text:span text:style-name="Source_20_Text"><text:span text:style-name="T13">// коробка снова пустая</text:span></text:span></text:p>
      <text:p text:style-name="P4"><text:span text:style-name="Source_20_Text"><text:span text:style-name="T9">box = </text:span></text:span><text:span text:style-name="Source_20_Text"><text:span text:style-name="T14">null</text:span></text:span><text:span text:style-name="Source_20_Text"><text:span text:style-name="T9">;</text:span></text:span></text:p>
      <text:p text:style-name="P12"><text:span text:style-name="Source_20_Text"><text:span text:style-name="T2">undefined</text:span></text:span><text:span text:style-name="T1"> — это значение по умолчанию (до того, как мы запишем в переменную значение). Например:</text:span></text:p>
      <text:p text:style-name="P4"><text:span text:style-name="Source_20_Text"><text:span text:style-name="T13">// тут undefined, поскольку значение не установлено</text:span></text:span></text:p>
      <text:p text:style-name="P4"><text:span text:style-name="Source_20_Text"><text:span text:style-name="T14">let</text:span></text:span><text:span text:style-name="Source_20_Text"><text:span text:style-name="T9"> value;</text:span></text:span></text:p>
      <text:h text:style-name="P3" text:outline-level="2"><text:bookmark text:name="как-узнать-тип-данных"/>Как узнать тип данных</text:h>
      <text:p text:style-name="P12"><text:span text:style-name="T1">С помощью оператора </text:span><text:span text:style-name="Source_20_Text"><text:span text:style-name="T2">typeof</text:span></text:span><text:span text:style-name="T1"> можно узнать тип данных значения или целого выражения.</text:span></text:p>
      <text:p text:style-name="P8">Например:</text:p>
      <text:p text:style-name="P4"><text:span text:style-name="Source_20_Text"><text:span text:style-name="T14">const</text:span></text:span><text:span text:style-name="Source_20_Text"><text:span text:style-name="T9"> name = </text:span></text:span><text:span text:style-name="Source_20_Text"><text:span text:style-name="T11">'Misha'</text:span></text:span><text:span text:style-name="Source_20_Text"><text:span text:style-name="T9">;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text:span text:style-name="Source_20_Text"><text:span text:style-name="T14">typeof</text:span></text:span><text:span text:style-name="Source_20_Text"><text:span text:style-name="T9"> name); </text:span></text:span><text:span text:style-name="Source_20_Text"><text:span text:style-name="T13">// 'string'</text:span></text:span></text:p>
      <text:p text:style-name="P5"/>
      <text:p text:style-name="P4"><text:span text:style-name="Source_20_Text"><text:span text:style-name="T14">const</text:span></text:span><text:span text:style-name="Source_20_Text"><text:span text:style-name="T9"> age = </text:span></text:span><text:span text:style-name="Source_20_Text"><text:span text:style-name="T15">37</text:span></text:span><text:span text:style-name="Source_20_Text"><text:span text:style-name="T9">;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text:span text:style-name="Source_20_Text"><text:span text:style-name="T14">typeof</text:span></text:span><text:span text:style-name="Source_20_Text"><text:span text:style-name="T9"> (age + </text:span></text:span><text:span text:style-name="Source_20_Text"><text:span text:style-name="T15">1</text:span></text:span><text:span text:style-name="Source_20_Text"><text:span text:style-name="T9">)); </text:span></text:span><text:span text:style-name="Source_20_Text"><text:span text:style-name="T13">// 'number'</text:span></text:span></text:p>
      <text:p text:style-name="P5"/>
      <text:p text:style-name="P4"><text:span text:style-name="Source_20_Text"><text:span text:style-name="T14">const</text:span></text:span><text:span text:style-name="Source_20_Text"><text:span text:style-name="T9"> isMarried = </text:span></text:span><text:span text:style-name="Source_20_Text"><text:span text:style-name="T15">true</text:span></text:span><text:span text:style-name="Source_20_Text"><text:span text:style-name="T9">;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text:span text:style-name="Source_20_Text"><text:span text:style-name="T14">typeof</text:span></text:span><text:span text:style-name="Source_20_Text"><text:span text:style-name="T9"> isMarried); </text:span></text:span><text:span text:style-name="Source_20_Text"><text:span text:style-name="T13">// 'boolean'</text:span></text:span></text:p>
      <text:p text:style-name="P12"><text:span text:style-name="Strong_20_Emphasis"><text:span text:style-name="T6">Обрати внимание:</text:span></text:span><text:span text:style-name="T1"> </text:span><text:span text:style-name="Source_20_Text"><text:span text:style-name="T2">typeof null</text:span></text:span><text:span text:style-name="T1"> возвращает строку </text:span><text:span text:style-name="Source_20_Text"><text:span text:style-name="T2">'object'</text:span></text:span><text:span text:style-name="T1">, а </text:span><text:span text:style-name="Source_20_Text"><text:span text:style-name="T2">typeof undefined</text:span></text:span><text:span text:style-name="T1"> — </text:span><text:span text:style-name="Source_20_Text"><text:span text:style-name="T2">undefined</text:span></text:span><text:span text:style-name="T1">:</text:span></text:p>
      <text:p text:style-name="P4"><text:span text:style-name="Source_20_Text"><text:span text:style-name="T8">console</text:span></text:span><text:span text:style-name="Source_20_Text"><text:span text:style-name="T9">.log(</text:span></text:span><text:span text:style-name="Source_20_Text"><text:span text:style-name="T14">typeof</text:span></text:span><text:span text:style-name="Source_20_Text"><text:span text:style-name="T9"> </text:span></text:span><text:span text:style-name="Source_20_Text"><text:span text:style-name="T14">undefined</text:span></text:span><text:span text:style-name="Source_20_Text"><text:span text:style-name="T9">); </text:span></text:span><text:span text:style-name="Source_20_Text"><text:span text:style-name="T13">// 'undefined'</text:span></text:span></text:p>
      <text:p text:style-name="P5"/>
      <text:p text:style-name="P4"><text:span text:style-name="Source_20_Text"><text:span text:style-name="T13">// это задокументированная «ошибка» языка Javascript</text:span></text:span></text:p>
      <text:p text:style-name="P4"><text:span text:style-name="Source_20_Text"><text:span text:style-name="T13">// даже не пытайся понять почему именно 'object' 😊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text:span text:style-name="Source_20_Text"><text:span text:style-name="T14">typeof</text:span></text:span><text:span text:style-name="Source_20_Text"><text:span text:style-name="T9"> </text:span></text:span><text:span text:style-name="Source_20_Text"><text:span text:style-name="T14">null</text:span></text:span><text:span text:style-name="Source_20_Text"><text:span text:style-name="T9">); </text:span></text:span><text:span text:style-name="Source_20_Text"><text:span text:style-name="T13">// 'object'</text:span></text:span></text:p>
      <text:p text:style-name="P13"/>
      <text:p text:style-name="P13"/>
      <text:p text:style-name="P13"/>
      <text:p text:style-name="P13"/>
      <text:p text:style-name="P13"/>
      <text:p text:style-name="P13"/>
      <text:h text:style-name="P2" text:outline-level="1"><text:bookmark text:name="числа"/><text:soft-page-break/>Числа</text:h>
      <text:p text:style-name="P12"><text:span text:style-name="T1">В Javascript все числа относятся к типу </text:span><text:span text:style-name="Source_20_Text"><text:span text:style-name="T2">number</text:span></text:span><text:span text:style-name="T1">. Они могут содержать как целые, так и дробные значения.</text:span></text:p>
      <text:p text:style-name="P8">Давай рассмотрим, какие операции мы можем выполнять с числами, а также их приоритет.</text:p>
      <text:h text:style-name="P3" text:outline-level="2"><text:bookmark text:name="операции"/>Операции</text:h>
      <text:p text:style-name="P8">Надеюсь, из уроков математики ты еще помнишь, что числа можно добавлять, вычитать, умножать, делить, возводить в степень и получать остаток от деления.</text:p>
      <text:p text:style-name="P8">Рассмотрим примеры:</text:p>
      <text:p text:style-name="P4"><text:span text:style-name="Source_20_Text"><text:span text:style-name="T14">let</text:span></text:span><text:span text:style-name="Source_20_Text"><text:span text:style-name="T9"> addition = </text:span></text:span><text:span text:style-name="Source_20_Text"><text:span text:style-name="T15">10</text:span></text:span><text:span text:style-name="Source_20_Text"><text:span text:style-name="T9"> + </text:span></text:span><text:span text:style-name="Source_20_Text"><text:span text:style-name="T15">5</text:span></text:span><text:span text:style-name="Source_20_Text"><text:span text:style-name="T9">; </text:span></text:span><text:span text:style-name="Source_20_Text"><text:span text:style-name="T13">// сложение</text:span></text:span></text:p>
      <text:p text:style-name="P4"><text:span text:style-name="Source_20_Text"><text:span text:style-name="T8">console</text:span></text:span><text:span text:style-name="Source_20_Text"><text:span text:style-name="T9">.log(addition); </text:span></text:span><text:span text:style-name="Source_20_Text"><text:span text:style-name="T13">// 15</text:span></text:span></text:p>
      <text:p text:style-name="P5"/>
      <text:p text:style-name="P4"><text:span text:style-name="Source_20_Text"><text:span text:style-name="T14">let</text:span></text:span><text:span text:style-name="Source_20_Text"><text:span text:style-name="T9"> subtraction = </text:span></text:span><text:span text:style-name="Source_20_Text"><text:span text:style-name="T15">10</text:span></text:span><text:span text:style-name="Source_20_Text"><text:span text:style-name="T9"> - </text:span></text:span><text:span text:style-name="Source_20_Text"><text:span text:style-name="T15">5</text:span></text:span><text:span text:style-name="Source_20_Text"><text:span text:style-name="T9">; </text:span></text:span><text:span text:style-name="Source_20_Text"><text:span text:style-name="T13">// вычитание</text:span></text:span></text:p>
      <text:p text:style-name="P4"><text:span text:style-name="Source_20_Text"><text:span text:style-name="T8">console</text:span></text:span><text:span text:style-name="Source_20_Text"><text:span text:style-name="T9">.log(subtraction); </text:span></text:span><text:span text:style-name="Source_20_Text"><text:span text:style-name="T13">// 5</text:span></text:span></text:p>
      <text:p text:style-name="P5"/>
      <text:p text:style-name="P4"><text:span text:style-name="Source_20_Text"><text:span text:style-name="T14">let</text:span></text:span><text:span text:style-name="Source_20_Text"><text:span text:style-name="T9"> multiplication = </text:span></text:span><text:span text:style-name="Source_20_Text"><text:span text:style-name="T15">10</text:span></text:span><text:span text:style-name="Source_20_Text"><text:span text:style-name="T9"> * </text:span></text:span><text:span text:style-name="Source_20_Text"><text:span text:style-name="T15">5</text:span></text:span><text:span text:style-name="Source_20_Text"><text:span text:style-name="T9">; </text:span></text:span><text:span text:style-name="Source_20_Text"><text:span text:style-name="T13">// умножение</text:span></text:span></text:p>
      <text:p text:style-name="P4"><text:span text:style-name="Source_20_Text"><text:span text:style-name="T8">console</text:span></text:span><text:span text:style-name="Source_20_Text"><text:span text:style-name="T9">.log(multiplication); </text:span></text:span><text:span text:style-name="Source_20_Text"><text:span text:style-name="T13">// 50</text:span></text:span></text:p>
      <text:p text:style-name="P5"/>
      <text:p text:style-name="P4"><text:span text:style-name="Source_20_Text"><text:span text:style-name="T14">let</text:span></text:span><text:span text:style-name="Source_20_Text"><text:span text:style-name="T9"> division = </text:span></text:span><text:span text:style-name="Source_20_Text"><text:span text:style-name="T15">10</text:span></text:span><text:span text:style-name="Source_20_Text"><text:span text:style-name="T9"> / </text:span></text:span><text:span text:style-name="Source_20_Text"><text:span text:style-name="T15">5</text:span></text:span><text:span text:style-name="Source_20_Text"><text:span text:style-name="T9">; </text:span></text:span><text:span text:style-name="Source_20_Text"><text:span text:style-name="T13">// деление</text:span></text:span></text:p>
      <text:p text:style-name="P4"><text:span text:style-name="Source_20_Text"><text:span text:style-name="T8">console</text:span></text:span><text:span text:style-name="Source_20_Text"><text:span text:style-name="T9">.log(division); </text:span></text:span><text:span text:style-name="Source_20_Text"><text:span text:style-name="T13">// 2</text:span></text:span></text:p>
      <text:p text:style-name="P5"/>
      <text:p text:style-name="P4"><text:span text:style-name="Source_20_Text"><text:span text:style-name="T14">let</text:span></text:span><text:span text:style-name="Source_20_Text"><text:span text:style-name="T9"> exponentiation = </text:span></text:span><text:span text:style-name="Source_20_Text"><text:span text:style-name="T15">10</text:span></text:span><text:span text:style-name="Source_20_Text"><text:span text:style-name="T9"> ** </text:span></text:span><text:span text:style-name="Source_20_Text"><text:span text:style-name="T15">5</text:span></text:span><text:span text:style-name="Source_20_Text"><text:span text:style-name="T9">; </text:span></text:span><text:span text:style-name="Source_20_Text"><text:span text:style-name="T13">// возведение в степень</text:span></text:span></text:p>
      <text:p text:style-name="P4"><text:span text:style-name="Source_20_Text"><text:span text:style-name="T8">console</text:span></text:span><text:span text:style-name="Source_20_Text"><text:span text:style-name="T9">.log(exponentiation); </text:span></text:span><text:span text:style-name="Source_20_Text"><text:span text:style-name="T13">// 100000</text:span></text:span></text:p>
      <text:p text:style-name="P5"/>
      <text:p text:style-name="P4"><text:span text:style-name="Source_20_Text"><text:span text:style-name="T14">let</text:span></text:span><text:span text:style-name="Source_20_Text"><text:span text:style-name="T9"> remainder = </text:span></text:span><text:span text:style-name="Source_20_Text"><text:span text:style-name="T15">16</text:span></text:span><text:span text:style-name="Source_20_Text"><text:span text:style-name="T9"> % </text:span></text:span><text:span text:style-name="Source_20_Text"><text:span text:style-name="T15">7</text:span></text:span><text:span text:style-name="Source_20_Text"><text:span text:style-name="T9">; </text:span></text:span><text:span text:style-name="Source_20_Text"><text:span text:style-name="T13">// остаток от деления</text:span></text:span></text:p>
      <text:p text:style-name="P4"><text:span text:style-name="Source_20_Text"><text:span text:style-name="T8">console</text:span></text:span><text:span text:style-name="Source_20_Text"><text:span text:style-name="T9">.log(remainder); </text:span></text:span><text:span text:style-name="Source_20_Text"><text:span text:style-name="T13">// 2 — вычитаем 7 пока результат не станет меньше 7</text:span></text:span></text:p>
      <text:p text:style-name="P12"><text:span text:style-name="T1">С помощью оператора </text:span><text:span text:style-name="Source_20_Text"><text:span text:style-name="T2">%</text:span></text:span><text:span text:style-name="T1"> можно получить последнюю цифру числа, например:</text:span></text:p>
      <text:p text:style-name="P4"><text:span text:style-name="Source_20_Text"><text:span text:style-name="T14">let</text:span></text:span><text:span text:style-name="Source_20_Text"><text:span text:style-name="T9"> number = </text:span></text:span><text:span text:style-name="Source_20_Text"><text:span text:style-name="T15">345</text:span></text:span><text:span text:style-name="Source_20_Text"><text:span text:style-name="T9"> % </text:span></text:span><text:span text:style-name="Source_20_Text"><text:span text:style-name="T15">10</text:span></text:span><text:span text:style-name="Source_20_Text"><text:span text:style-name="T9">; </text:span></text:span></text:p>
      <text:p text:style-name="P4"><text:span text:style-name="Source_20_Text"><text:span text:style-name="T8">console</text:span></text:span><text:span text:style-name="Source_20_Text"><text:span text:style-name="T9">.log(number); </text:span></text:span><text:span text:style-name="Source_20_Text"><text:span text:style-name="T13">// 5</text:span></text:span></text:p>
      <text:p text:style-name="P8">Также можно проверить, четное ли число:</text:p>
      <text:p text:style-name="P4"><text:span text:style-name="Source_20_Text"><text:span text:style-name="T14">let</text:span></text:span><text:span text:style-name="Source_20_Text"><text:span text:style-name="T9"> number = </text:span></text:span><text:span text:style-name="Source_20_Text"><text:span text:style-name="T15">345</text:span></text:span><text:span text:style-name="Source_20_Text"><text:span text:style-name="T9"> % </text:span></text:span><text:span text:style-name="Source_20_Text"><text:span text:style-name="T15">2</text:span></text:span><text:span text:style-name="Source_20_Text"><text:span text:style-name="T9">; </text:span></text:span></text:p>
      <text:p text:style-name="P4"><text:span text:style-name="Source_20_Text"><text:span text:style-name="T8">console</text:span></text:span><text:span text:style-name="Source_20_Text"><text:span text:style-name="T9">.log(number); </text:span></text:span><text:span text:style-name="Source_20_Text"><text:span text:style-name="T13">// остаток 1 — число нечетное</text:span></text:span></text:p>
      <text:h text:style-name="P3" text:outline-level="2"><text:bookmark text:name="приоритет"/><text:soft-page-break/>Приоритет</text:h>
      <text:p text:style-name="P8">Обычно операции выполняются поочередно слева направо. Но умножение и деление имеют более высокий приоритет, поэтому выполняются раньше, чем сложение и вычитание. Например:</text:p>
      <text:p text:style-name="P4"><text:span text:style-name="Source_20_Text"><text:span text:style-name="T8">console</text:span></text:span><text:span text:style-name="Source_20_Text"><text:span text:style-name="T9">.log(</text:span></text:span></text:p>
      <text:p text:style-name="P4"><text:span text:style-name="Source_20_Text"><text:span text:style-name="T10"><text:s text:c="2"/></text:span></text:span><text:span text:style-name="Source_20_Text"><text:span text:style-name="T15">5</text:span></text:span><text:span text:style-name="Source_20_Text"><text:span text:style-name="T9"> + </text:span></text:span><text:span text:style-name="Source_20_Text"><text:span text:style-name="T15">1</text:span></text:span><text:span text:style-name="Source_20_Text"><text:span text:style-name="T9"> * </text:span></text:span><text:span text:style-name="Source_20_Text"><text:span text:style-name="T15">10</text:span></text:span><text:span text:style-name="Source_20_Text"><text:span text:style-name="T9"> </text:span></text:span><text:span text:style-name="Source_20_Text"><text:span text:style-name="T13">// 15 а не 60</text:span></text:span></text:p>
      <text:p text:style-name="P4"><text:span text:style-name="Source_20_Text"><text:span text:style-name="T9">);</text:span></text:span></text:p>
      <text:p text:style-name="P12"><text:span text:style-name="T1">Чтобы задать правильный порядок вычисления, нужно воспользоваться круглыми скобками </text:span><text:span text:style-name="Source_20_Text"><text:span text:style-name="T2">()</text:span></text:span><text:span text:style-name="T1">. Тогда сначала выполнится действие в скобках, а потом все остальные, и </text:span><text:span text:style-name="Source_20_Text"><text:span text:style-name="T2">(5 + 1) * 10</text:span></text:span><text:span text:style-name="T1"> будет равно </text:span><text:span text:style-name="Source_20_Text"><text:span text:style-name="T2">60</text:span></text:span><text:span text:style-name="T1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1">Строки используются для обозначения текстовых данных. Их можно записывать в </text:span><text:span text:style-name="Strong_20_Emphasis"><text:span text:style-name="T6">'одинарные'</text:span></text:span><text:span text:style-name="T1">, </text:span><text:span text:style-name="Strong_20_Emphasis"><text:span text:style-name="T6">"двойные"</text:span></text:span><text:span text:style-name="T1"> или </text:span><text:span text:style-name="Strong_20_Emphasis"><text:span text:style-name="T6">`обратные`</text:span></text:span><text:span text:style-name="T1"> кавычки. Рассмотрим примеры.</text:span></text:p>
      <text:h text:style-name="P3" text:outline-level="2"><text:bookmark text:name="создание-строки"/>Создание строки</text:h>
      <text:p text:style-name="P8">Вот строка в одинарных кавычках:</text:p>
      <text:p text:style-name="P4"><text:span text:style-name="Source_20_Text"><text:span text:style-name="T14">const</text:span></text:span><text:span text:style-name="Source_20_Text"><text:span text:style-name="T9"> name = </text:span></text:span><text:span text:style-name="Source_20_Text"><text:span text:style-name="T11">'Misha'</text:span></text:span><text:span text:style-name="Source_20_Text"><text:span text:style-name="T9">;</text:span></text:span></text:p>
      <text:p text:style-name="P12"><text:span text:style-name="T1">В строку в обратных кавычках можно вставлять значения переменных, выражения и переносы строк. Такая вставка называется </text:span><text:span text:style-name="Strong_20_Emphasis"><text:span text:style-name="T6">интерполяцией</text:span></text:span><text:span text:style-name="T1">:</text:span></text:p>
      <text:p text:style-name="P4"><text:span text:style-name="Source_20_Text"><text:span text:style-name="T14">const</text:span></text:span><text:span text:style-name="Source_20_Text"><text:span text:style-name="T9"> a = </text:span></text:span><text:span text:style-name="Source_20_Text"><text:span text:style-name="T15">5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b = </text:span></text:span><text:span text:style-name="Source_20_Text"><text:span text:style-name="T15">3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name = </text:span></text:span><text:span text:style-name="Source_20_Text"><text:span text:style-name="T11">'Misha'</text:span></text:span><text:span text:style-name="Source_20_Text"><text:span text:style-name="T9">;</text:span></text:span></text:p>
      <text:p text:style-name="P5"/>
      <text:p text:style-name="P4"><text:span text:style-name="Source_20_Text"><text:span text:style-name="T14">const</text:span></text:span><text:span text:style-name="Source_20_Text"><text:span text:style-name="T9"> message = </text:span></text:span><text:span text:style-name="Source_20_Text"><text:span text:style-name="T11">`</text:span></text:span></text:p>
      <text:p text:style-name="P4"><text:span text:style-name="Source_20_Text"><text:span text:style-name="T12"><text:s text:c="2"/></text:span></text:span><text:span text:style-name="Source_20_Text"><text:span text:style-name="T11">Hi, </text:span></text:span><text:span text:style-name="Source_20_Text"><text:span text:style-name="T9">${name}</text:span></text:span><text:span text:style-name="Source_20_Text"><text:span text:style-name="T11">!</text:span></text:span></text:p>
      <text:p text:style-name="P4"><text:span text:style-name="Source_20_Text"><text:span text:style-name="T12"><text:s text:c="2"/></text:span></text:span><text:span text:style-name="Source_20_Text"><text:span text:style-name="T11">Welcome to the team.</text:span></text:span></text:p>
      <text:p text:style-name="P4"><text:span text:style-name="Source_20_Text"><text:span text:style-name="T12"><text:s text:c="2"/></text:span></text:span><text:span text:style-name="Source_20_Text"><text:span text:style-name="T11">a + b = </text:span></text:span><text:span text:style-name="Source_20_Text"><text:span text:style-name="T9">${a + b}</text:span></text:span></text:p>
      <text:p text:style-name="P4"><text:span text:style-name="Source_20_Text"><text:span text:style-name="T11">`</text:span></text:span><text:span text:style-name="Source_20_Text"><text:span text:style-name="T9">;</text:span></text:span></text:p>
      <text:p text:style-name="P5"/>
      <text:p text:style-name="P4"><text:span text:style-name="Source_20_Text"><text:span text:style-name="T8">console</text:span></text:span><text:span text:style-name="Source_20_Text"><text:span text:style-name="T9">.log(message);</text:span></text:span></text:p>
      <text:p text:style-name="P8">В консоли мы получим:</text:p>
      <text:p text:style-name="P6"><text:span text:style-name="Source_20_Text"><text:span text:style-name="T5">Hi, Misha!</text:span></text:span></text:p>
      <text:p text:style-name="P7"><text:span text:style-name="Source_20_Text"><text:span text:style-name="T7"><text:s text:c="2"/></text:span></text:span><text:span text:style-name="Source_20_Text"><text:span text:style-name="T5">Welcome to the team.</text:span></text:span></text:p>
      <text:p text:style-name="P7"><text:span text:style-name="Source_20_Text"><text:span text:style-name="T7"><text:s text:c="2"/></text:span></text:span><text:span text:style-name="Source_20_Text"><text:span text:style-name="T5">a + b = 8</text:span></text:span></text:p>
      <text:p text:style-name="P12"><text:span text:style-name="T1">Двойные кавычки (</text:span><text:span text:style-name="Source_20_Text"><text:span text:style-name="T2">"Misha"</text:span></text:span><text:span text:style-name="T1">, </text:span><text:span text:style-name="Source_20_Text"><text:span text:style-name="T2">"Hello, world!"</text:span></text:span><text:span text:style-name="T1">) работают так же, как и одинарные кавычки, но мы не будем их использовать, чтобы не путать с двойными кавычками в HTML.</text:span></text:p>
      <text:p text:style-name="P12"><text:span text:style-name="Strong_20_Emphasis"><text:span text:style-name="T6">Обрати внимание:</text:span></text:span><text:span text:style-name="T1"> тип кавычек в начале и конце строки должен совпадать.</text:span></text:p>
      <text:h text:style-name="P3" text:outline-level="2"><text:bookmark text:name="конкатенация"/>Конкатенация</text:h>
      <text:p text:style-name="P12"><text:span text:style-name="T1">В Javascript ты можешь конкатенировать (объединять) строки, используя оператор </text:span><text:span text:style-name="Source_20_Text"><text:span text:style-name="T2">+</text:span></text:span><text:span text:style-name="T1">.</text:span></text:p>
      <text:p text:style-name="P12"><text:span text:style-name="Strong_20_Emphasis"><text:span text:style-name="T6">Обрати внимание:</text:span></text:span><text:span text:style-name="T1"> в этом контексте оператор </text:span><text:span text:style-name="Source_20_Text"><text:span text:style-name="T2">+</text:span></text:span><text:span text:style-name="T1"> выполняет не операцию арифметического сложения чисел, а именно объединения строк.</text:span></text:p>
      <text:p text:style-name="P8">Например:</text:p>
      <text:p text:style-name="P4"><text:span text:style-name="Source_20_Text"><text:span text:style-name="T8">console</text:span></text:span><text:span text:style-name="Source_20_Text"><text:span text:style-name="T9">.log(</text:span></text:span></text:p>
      <text:p text:style-name="P4"><text:span text:style-name="Source_20_Text"><text:span text:style-name="T10"><text:s text:c="2"/></text:span></text:span><text:span text:style-name="Source_20_Text"><text:span text:style-name="T11">'Mi'</text:span></text:span><text:span text:style-name="Source_20_Text"><text:span text:style-name="T9"> + </text:span></text:span><text:span text:style-name="Source_20_Text"><text:span text:style-name="T11">'sha'</text:span></text:span><text:span text:style-name="Source_20_Text"><text:span text:style-name="T9">, </text:span></text:span><text:span text:style-name="Source_20_Text"><text:span text:style-name="T13">// 'Misha'</text:span></text:span></text:p>
      <text:p text:style-name="P4"><text:span text:style-name="Source_20_Text"><text:span text:style-name="T10"><text:s text:c="2"/></text:span></text:span><text:span text:style-name="Source_20_Text"><text:span text:style-name="T11">'12'</text:span></text:span><text:span text:style-name="Source_20_Text"><text:span text:style-name="T9"> + </text:span></text:span><text:span text:style-name="Source_20_Text"><text:span text:style-name="T11">'34'</text:span></text:span><text:span text:style-name="Source_20_Text"><text:span text:style-name="T9">, </text:span></text:span><text:span text:style-name="Source_20_Text"><text:span text:style-name="T13">// '1234'</text:span></text:span></text:p>
      <text:p text:style-name="P4"><text:span text:style-name="Source_20_Text"><text:span text:style-name="T9">);</text:span></text:span></text:p>
      <text:p text:style-name="P8"><text:soft-page-break/>Ты можешь конкатенировать не только строки, а и другие значения, например, строку с числом:</text:p>
      <text:p text:style-name="P4"><text:span text:style-name="Source_20_Text"><text:span text:style-name="T8">console</text:span></text:span><text:span text:style-name="Source_20_Text"><text:span text:style-name="T9">.log(</text:span></text:span></text:p>
      <text:p text:style-name="P4"><text:span text:style-name="Source_20_Text"><text:span text:style-name="T10"><text:s text:c="2"/></text:span></text:span><text:span text:style-name="Source_20_Text"><text:span text:style-name="T11">'My age is '</text:span></text:span><text:span text:style-name="Source_20_Text"><text:span text:style-name="T9"> + </text:span></text:span><text:span text:style-name="Source_20_Text"><text:span text:style-name="T15">12</text:span></text:span><text:span text:style-name="Source_20_Text"><text:span text:style-name="T9">, </text:span></text:span><text:span text:style-name="Source_20_Text"><text:span text:style-name="T13">// 'My age is 12'</text:span></text:span></text:p>
      <text:p text:style-name="P4"><text:span text:style-name="Source_20_Text"><text:span text:style-name="T10"><text:s text:c="2"/></text:span></text:span><text:span text:style-name="Source_20_Text"><text:span text:style-name="T15">7</text:span></text:span><text:span text:style-name="Source_20_Text"><text:span text:style-name="T9"> + </text:span></text:span><text:span text:style-name="Source_20_Text"><text:span text:style-name="T11">' is my lucky number'</text:span></text:span><text:span text:style-name="Source_20_Text"><text:span text:style-name="T9">, </text:span></text:span><text:span text:style-name="Source_20_Text"><text:span text:style-name="T13">// '7 is my lucky number',</text:span></text:span></text:p>
      <text:p text:style-name="P4"><text:span text:style-name="Source_20_Text"><text:span text:style-name="T10"><text:s text:c="2"/></text:span></text:span><text:span text:style-name="Source_20_Text"><text:span text:style-name="T11">'12'</text:span></text:span><text:span text:style-name="Source_20_Text"><text:span text:style-name="T9"> + </text:span></text:span><text:span text:style-name="Source_20_Text"><text:span text:style-name="T15">34</text:span></text:span><text:span text:style-name="Source_20_Text"><text:span text:style-name="T9">, </text:span></text:span><text:span text:style-name="Source_20_Text"><text:span text:style-name="T13">// '1234'</text:span></text:span></text:p>
      <text:p text:style-name="P4"><text:span text:style-name="Source_20_Text"><text:span text:style-name="T10"><text:s text:c="2"/></text:span></text:span><text:span text:style-name="Source_20_Text"><text:span text:style-name="T15">12</text:span></text:span><text:span text:style-name="Source_20_Text"><text:span text:style-name="T9"> + </text:span></text:span><text:span text:style-name="Source_20_Text"><text:span text:style-name="T11">'34'</text:span></text:span><text:span text:style-name="Source_20_Text"><text:span text:style-name="T9">, </text:span></text:span><text:span text:style-name="Source_20_Text"><text:span text:style-name="T13">// '1234'</text:span></text:span></text:p>
      <text:p text:style-name="P4"><text:span text:style-name="Source_20_Text"><text:span text:style-name="T10"><text:s text:c="2"/></text:span></text:span><text:span text:style-name="Source_20_Text"><text:span text:style-name="T15">12</text:span></text:span><text:span text:style-name="Source_20_Text"><text:span text:style-name="T9"> + </text:span></text:span><text:span text:style-name="Source_20_Text"><text:span text:style-name="T15">34</text:span></text:span><text:span text:style-name="Source_20_Text"><text:span text:style-name="T9">, </text:span></text:span><text:span text:style-name="Source_20_Text"><text:span text:style-name="T13">// 46</text:span></text:span></text:p>
      <text:p text:style-name="P4"><text:span text:style-name="Source_20_Text"><text:span text:style-name="T9">); </text:span></text:span></text:p>
      <text:p text:style-name="P12"><text:span text:style-name="Strong_20_Emphasis"><text:span text:style-name="T6">Обрати внимание:</text:span></text:span><text:span text:style-name="T1"> если хотя бы одно из значений, объединенных оператором </text:span><text:span text:style-name="Source_20_Text"><text:span text:style-name="T2">+</text:span></text:span><text:span text:style-name="T1">, является строкой, то выполняется конкатенация (и мы получим «склеенную» строку). Конкатенацию можно выполнить несколько раз подряд. Например:</text:span></text:p>
      <text:p text:style-name="P4"><text:span text:style-name="Source_20_Text"><text:span text:style-name="T14">const</text:span></text:span><text:span text:style-name="Source_20_Text"><text:span text:style-name="T9"> name = </text:span></text:span><text:span text:style-name="Source_20_Text"><text:span text:style-name="T11">'Misha'</text:span></text:span><text:span text:style-name="Source_20_Text"><text:span text:style-name="T9">;</text:span></text:span></text:p>
      <text:p text:style-name="P5"/>
      <text:p text:style-name="P4"><text:span text:style-name="Source_20_Text"><text:span text:style-name="T8">console</text:span></text:span><text:span text:style-name="Source_20_Text"><text:span text:style-name="T9">.log(</text:span></text:span><text:span text:style-name="Source_20_Text"><text:span text:style-name="T11">'Hello, '</text:span></text:span><text:span text:style-name="Source_20_Text"><text:span text:style-name="T9"> + name + </text:span></text:span><text:span text:style-name="Source_20_Text"><text:span text:style-name="T11">', nice to see you!'</text:span></text:span><text:span text:style-name="Source_20_Text"><text:span text:style-name="T9">); </text:span></text:span><text:span text:style-name="Source_20_Text"><text:span text:style-name="T13">// 'Hello, Misha, nice to see you!'</text:span></text:span></text:p>
      <text:h text:style-name="P3" text:outline-level="2"><text:bookmark text:name="пустая-строка"/>Пустая строка</text:h>
      <text:p text:style-name="P8">Пустая строка — это строка, в которой нет ни одного символа.</text:p>
      <text:p text:style-name="P8">Пустая строка объявляется следующим образом:</text:p>
      <text:p text:style-name="P4"><text:span text:style-name="Source_20_Text"><text:span text:style-name="T14">let</text:span></text:span><text:span text:style-name="Source_20_Text"><text:span text:style-name="T9"> variable = </text:span></text:span><text:span text:style-name="Source_20_Text"><text:span text:style-name="T11">''</text:span></text:span><text:span text:style-name="Source_20_Text"><text:span text:style-name="T9">; </text:span></text:span><text:span text:style-name="Source_20_Text"><text:span text:style-name="T13">// в кавычках пусто</text:span></text:span></text:p>
      <text:p text:style-name="P8">Обычно пустая строка используется, чтобы постепенно «доклеивать» к ней части по мере выполнения программы.</text:p>
      <text:p text:style-name="P8">Например:</text:p>
      <text:p text:style-name="P4"><text:span text:style-name="Source_20_Text"><text:span text:style-name="T14">let</text:span></text:span><text:span text:style-name="Source_20_Text"><text:span text:style-name="T9"> phrase = </text:span></text:span><text:span text:style-name="Source_20_Text"><text:span text:style-name="T11">''</text:span></text:span><text:span text:style-name="Source_20_Text"><text:span text:style-name="T9">;</text:span></text:span></text:p>
      <text:p text:style-name="P5"/>
      <text:p text:style-name="P4"><text:span text:style-name="Source_20_Text"><text:span text:style-name="T9">phrase = phrase + </text:span></text:span><text:span text:style-name="Source_20_Text"><text:span text:style-name="T11">'Hello'</text:span></text:span><text:span text:style-name="Source_20_Text"><text:span text:style-name="T9">; </text:span></text:span><text:span text:style-name="Source_20_Text"><text:span text:style-name="T13">// 'Hello'</text:span></text:span></text:p>
      <text:p text:style-name="P4"><text:span text:style-name="Source_20_Text"><text:span text:style-name="T9">phrase = phrase + </text:span></text:span><text:span text:style-name="Source_20_Text"><text:span text:style-name="T11">', '</text:span></text:span><text:span text:style-name="Source_20_Text"><text:span text:style-name="T9">; </text:span></text:span><text:span text:style-name="Source_20_Text"><text:span text:style-name="T13">// 'Hello, '</text:span></text:span></text:p>
      <text:p text:style-name="P4"><text:span text:style-name="Source_20_Text"><text:span text:style-name="T9">phrase = phrase + </text:span></text:span><text:span text:style-name="Source_20_Text"><text:span text:style-name="T11">'World!'</text:span></text:span><text:span text:style-name="Source_20_Text"><text:span text:style-name="T9">; </text:span></text:span><text:span text:style-name="Source_20_Text"><text:span text:style-name="T13">// 'Hello, World!';</text:span></text:span></text:p>
      <text:p text:style-name="P13"/>
      <text:p text:style-name="P13"/>
      <text:p text:style-name="P13"/>
      <text:p text:style-name="P13"/>
      <text:p text:style-name="P13"/>
      <text:p text:style-name="P13"/>
      <text:h text:style-name="P2" text:outline-level="1"><text:bookmark text:name="булев-тип1"/><text:soft-page-break/>Булев тип</text:h>
      <text:p text:style-name="P12"><text:span text:style-name="T1">Иногда тебе нужно проверить, выполняется ли какое-то условие. В результате ты получишь один из двух ответов: </text:span><text:span text:style-name="Source_20_Text"><text:span text:style-name="T2">да, верно</text:span></text:span><text:span text:style-name="T1"> или </text:span><text:span text:style-name="Source_20_Text"><text:span text:style-name="T2">нет, не верно</text:span></text:span><text:span text:style-name="T1">.</text:span></text:p>
      <text:p text:style-name="P12"><text:span text:style-name="T1">Для таких проверок в Javascript используется тип </text:span><text:span text:style-name="Source_20_Text"><text:span text:style-name="T2">boolean</text:span></text:span><text:span text:style-name="T1">. Он содержит всего два значения: </text:span><text:span text:style-name="Source_20_Text"><text:span text:style-name="T2">true</text:span></text:span><text:span text:style-name="T1"> или </text:span><text:span text:style-name="Source_20_Text"><text:span text:style-name="T2">false</text:span></text:span><text:span text:style-name="T1"> (истина или ложь).</text:span></text:p>
      <text:p text:style-name="P8">Например:</text:p>
      <text:p text:style-name="P4"><text:span text:style-name="Source_20_Text"><text:span text:style-name="T14">const</text:span></text:span><text:span text:style-name="Source_20_Text"><text:span text:style-name="T9"> isAdult = </text:span></text:span><text:span text:style-name="Source_20_Text"><text:span text:style-name="T15">true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hasEnoughMoney = </text:span></text:span><text:span text:style-name="Source_20_Text"><text:span text:style-name="T15">false</text:span></text:span><text:span text:style-name="Source_20_Text"><text:span text:style-name="T9">;</text:span></text:span></text:p>
      <text:h text:style-name="P3" text:outline-level="2"><text:bookmark text:name="сравнение-чисел"/>Сравнение чисел</text:h>
      <text:p text:style-name="P12"><text:span text:style-name="T1">Для сравнения чисел в Javascript используются такие операторы: </text:span><text:span text:style-name="Source_20_Text"><text:span text:style-name="T2">===</text:span></text:span><text:span text:style-name="T1">, </text:span><text:span text:style-name="Source_20_Text"><text:span text:style-name="T2">!==</text:span></text:span><text:span text:style-name="T1">, </text:span><text:span text:style-name="Source_20_Text"><text:span text:style-name="T2">&gt;</text:span></text:span><text:span text:style-name="T1">, </text:span><text:span text:style-name="Source_20_Text"><text:span text:style-name="T2">&lt;</text:span></text:span><text:span text:style-name="T1">, </text:span><text:span text:style-name="Source_20_Text"><text:span text:style-name="T2">&gt;=</text:span></text:span><text:span text:style-name="T1"> и </text:span><text:span text:style-name="Source_20_Text"><text:span text:style-name="T2">&lt;=</text:span></text:span><text:span text:style-name="T1">.</text:span></text:p>
      <text:p text:style-name="P8">Рассмотрим примеры:</text:p>
      <text:p text:style-name="P4"><text:span text:style-name="Source_20_Text"><text:span text:style-name="T13">// `===` проверяет, равны ли значения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/text:p>
      <text:p text:style-name="P4"><text:span text:style-name="Source_20_Text"><text:span text:style-name="T10"><text:s text:c="2"/></text:span></text:span><text:span text:style-name="Source_20_Text"><text:span text:style-name="T15">2</text:span></text:span><text:span text:style-name="Source_20_Text"><text:span text:style-name="T9"> === </text:span></text:span><text:span text:style-name="Source_20_Text"><text:span text:style-name="T15">2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10"><text:s text:c="2"/></text:span></text:span><text:span text:style-name="Source_20_Text"><text:span text:style-name="T15">2</text:span></text:span><text:span text:style-name="Source_20_Text"><text:span text:style-name="T9"> === </text:span></text:span><text:span text:style-name="Source_20_Text"><text:span text:style-name="T15">3</text:span></text:span><text:span text:style-name="Source_20_Text"><text:span text:style-name="T9">, </text:span></text:span><text:span text:style-name="Source_20_Text"><text:span text:style-name="T13">// false</text:span></text:span></text:p>
      <text:p text:style-name="P4"><text:span text:style-name="Source_20_Text"><text:span text:style-name="T9">); </text:span></text:span></text:p>
      <text:p text:style-name="P5"/>
      <text:p text:style-name="P4"><text:span text:style-name="Source_20_Text"><text:span text:style-name="T13">// `!==` работает противоположно равенству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/text:p>
      <text:p text:style-name="P4"><text:span text:style-name="Source_20_Text"><text:span text:style-name="T10"><text:s text:c="2"/></text:span></text:span><text:span text:style-name="Source_20_Text"><text:span text:style-name="T15">2</text:span></text:span><text:span text:style-name="Source_20_Text"><text:span text:style-name="T9"> !== </text:span></text:span><text:span text:style-name="Source_20_Text"><text:span text:style-name="T15">2</text:span></text:span><text:span text:style-name="Source_20_Text"><text:span text:style-name="T9">, </text:span></text:span><text:span text:style-name="Source_20_Text"><text:span text:style-name="T13">// false</text:span></text:span></text:p>
      <text:p text:style-name="P4"><text:span text:style-name="Source_20_Text"><text:span text:style-name="T10"><text:s text:c="2"/></text:span></text:span><text:span text:style-name="Source_20_Text"><text:span text:style-name="T15">2</text:span></text:span><text:span text:style-name="Source_20_Text"><text:span text:style-name="T9"> !== </text:span></text:span><text:span text:style-name="Source_20_Text"><text:span text:style-name="T15">3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9">);</text:span></text:span></text:p>
      <text:p text:style-name="P5"/>
      <text:p text:style-name="P4"><text:span text:style-name="Source_20_Text"><text:span text:style-name="T13">// `&gt;` проверяет, что значение слева больше чем значение справа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/text:p>
      <text:p text:style-name="P4"><text:span text:style-name="Source_20_Text"><text:span text:style-name="T10"><text:s text:c="2"/></text:span></text:span><text:span text:style-name="Source_20_Text"><text:span text:style-name="T15">3</text:span></text:span><text:span text:style-name="Source_20_Text"><text:span text:style-name="T9"> &gt; </text:span></text:span><text:span text:style-name="Source_20_Text"><text:span text:style-name="T15">2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10"><text:s text:c="2"/></text:span></text:span><text:span text:style-name="Source_20_Text"><text:span text:style-name="T15">1</text:span></text:span><text:span text:style-name="Source_20_Text"><text:span text:style-name="T9"> &gt; </text:span></text:span><text:span text:style-name="Source_20_Text"><text:span text:style-name="T15">2</text:span></text:span><text:span text:style-name="Source_20_Text"><text:span text:style-name="T9">, </text:span></text:span><text:span text:style-name="Source_20_Text"><text:span text:style-name="T13">// false</text:span></text:span></text:p>
      <text:p text:style-name="P4"><text:span text:style-name="Source_20_Text"><text:span text:style-name="T10"><text:s text:c="2"/></text:span></text:span><text:span text:style-name="Source_20_Text"><text:span text:style-name="T15">2</text:span></text:span><text:span text:style-name="Source_20_Text"><text:span text:style-name="T9"> &gt; </text:span></text:span><text:span text:style-name="Source_20_Text"><text:span text:style-name="T15">2</text:span></text:span><text:span text:style-name="Source_20_Text"><text:span text:style-name="T9">, </text:span></text:span><text:span text:style-name="Source_20_Text"><text:span text:style-name="T13">// false</text:span></text:span></text:p>
      <text:p text:style-name="P4"><text:span text:style-name="Source_20_Text"><text:span text:style-name="T9">); </text:span></text:span></text:p>
      <text:p text:style-name="P5"/>
      <text:p text:style-name="P4"><text:span text:style-name="Source_20_Text"><text:span text:style-name="T13">// `&lt;` проверяет, что значение слева меньше от значения справа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/text:p>
      <text:p text:style-name="P4"><text:span text:style-name="Source_20_Text"><text:span text:style-name="T10"><text:s text:c="2"/></text:span></text:span><text:span text:style-name="Source_20_Text"><text:span text:style-name="T15">2</text:span></text:span><text:span text:style-name="Source_20_Text"><text:span text:style-name="T9"> &lt; </text:span></text:span><text:span text:style-name="Source_20_Text"><text:span text:style-name="T15">3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10"><text:s text:c="2"/></text:span></text:span><text:span text:style-name="Source_20_Text"><text:span text:style-name="T15">2</text:span></text:span><text:span text:style-name="Source_20_Text"><text:span text:style-name="T9"> &lt; </text:span></text:span><text:span text:style-name="Source_20_Text"><text:span text:style-name="T15">1</text:span></text:span><text:span text:style-name="Source_20_Text"><text:span text:style-name="T9">, </text:span></text:span><text:span text:style-name="Source_20_Text"><text:span text:style-name="T13">// false</text:span></text:span></text:p>
      <text:p text:style-name="P4"><text:span text:style-name="Source_20_Text"><text:span text:style-name="T10"><text:s text:c="2"/></text:span></text:span><text:span text:style-name="Source_20_Text"><text:span text:style-name="T15">2</text:span></text:span><text:span text:style-name="Source_20_Text"><text:span text:style-name="T9"> &lt; </text:span></text:span><text:span text:style-name="Source_20_Text"><text:span text:style-name="T15">2</text:span></text:span><text:span text:style-name="Source_20_Text"><text:span text:style-name="T9">, </text:span></text:span><text:span text:style-name="Source_20_Text"><text:span text:style-name="T13">// false</text:span></text:span></text:p>
      <text:p text:style-name="P4"><text:span text:style-name="Source_20_Text"><text:span text:style-name="T9">);</text:span></text:span></text:p>
      <text:p text:style-name="P5"><text:soft-page-break/></text:p>
      <text:p text:style-name="P4"><text:span text:style-name="Source_20_Text"><text:span text:style-name="T13">// `&gt;=` проверяет, что значение слева больше или равно от значения справа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/text:p>
      <text:p text:style-name="P4"><text:span text:style-name="Source_20_Text"><text:span text:style-name="T10"><text:s text:c="2"/></text:span></text:span><text:span text:style-name="Source_20_Text"><text:span text:style-name="T15">1</text:span></text:span><text:span text:style-name="Source_20_Text"><text:span text:style-name="T9"> &gt;= </text:span></text:span><text:span text:style-name="Source_20_Text"><text:span text:style-name="T15">2</text:span></text:span><text:span text:style-name="Source_20_Text"><text:span text:style-name="T9">, </text:span></text:span><text:span text:style-name="Source_20_Text"><text:span text:style-name="T13">// false</text:span></text:span></text:p>
      <text:p text:style-name="P4"><text:span text:style-name="Source_20_Text"><text:span text:style-name="T10"><text:s text:c="2"/></text:span></text:span><text:span text:style-name="Source_20_Text"><text:span text:style-name="T15">2</text:span></text:span><text:span text:style-name="Source_20_Text"><text:span text:style-name="T9"> &gt;= </text:span></text:span><text:span text:style-name="Source_20_Text"><text:span text:style-name="T15">2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9">);</text:span></text:span></text:p>
      <text:p text:style-name="P5"/>
      <text:p text:style-name="P4"><text:span text:style-name="Source_20_Text"><text:span text:style-name="T13">// `&lt;=` проверяет, что значение слева меньше или равно от значения справа</text:span></text:span></text:p>
      <text:p text:style-name="P4"><text:span text:style-name="Source_20_Text"><text:span text:style-name="T8">console</text:span></text:span><text:span text:style-name="Source_20_Text"><text:span text:style-name="T9">.log(</text:span></text:span></text:p>
      <text:p text:style-name="P4"><text:span text:style-name="Source_20_Text"><text:span text:style-name="T10"><text:s text:c="2"/></text:span></text:span><text:span text:style-name="Source_20_Text"><text:span text:style-name="T15">1</text:span></text:span><text:span text:style-name="Source_20_Text"><text:span text:style-name="T9"> &lt;= </text:span></text:span><text:span text:style-name="Source_20_Text"><text:span text:style-name="T15">2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10"><text:s text:c="2"/></text:span></text:span><text:span text:style-name="Source_20_Text"><text:span text:style-name="T15">2</text:span></text:span><text:span text:style-name="Source_20_Text"><text:span text:style-name="T9"> &lt;= </text:span></text:span><text:span text:style-name="Source_20_Text"><text:span text:style-name="T15">2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9">);</text:span></text:span></text:p>
      <text:h text:style-name="P3" text:outline-level="2"><text:bookmark text:name="сравнение-строк"/>Сравнение строк</text:h>
      <text:p text:style-name="P8">Строки в Javascript сравниваются побуквенно в алфавитном порядке. Поясним:</text:p>
      <text:list xml:id="list3672751726" text:style-name="L3">
        <text:list-item>
          <text:p text:style-name="P11">Сначала сравниваем первую букву одной строки с первой буквой другой строки.</text:p>
        </text:list-item>
        <text:list-item>
          <text:p text:style-name="P11">Если первые буквы разные, то больше та строка, у которой первая буква стоит позже в алфавите.</text:p>
        </text:list-item>
        <text:list-item>
          <text:p text:style-name="P11">Если первые буквы одинаковые, то сравниваются вторые буквы по тому же принципу и так далее.</text:p>
        </text:list-item>
        <text:list-item>
          <text:p text:style-name="P11">Сравнение продолжается, пока очередная буква одной из строк не окажется больше соответствующей буквы в другой строке.</text:p>
        </text:list-item>
        <text:list-item>
          <text:p text:style-name="P11">Если в одной из строк закончились символы, а во второй нет, то вторая больше.</text:p>
        </text:list-item>
        <text:list-item>
          <text:p text:style-name="P11">Если все символы совпали, то строки равны.</text:p>
        </text:list-item>
      </text:list>
      <text:p text:style-name="P8">Например:</text:p>
      <text:p text:style-name="P4"><text:span text:style-name="Source_20_Text"><text:span text:style-name="T8">console</text:span></text:span><text:span text:style-name="Source_20_Text"><text:span text:style-name="T9">.log(</text:span></text:span></text:p>
      <text:p text:style-name="P4"><text:span text:style-name="Source_20_Text"><text:span text:style-name="T10"><text:s text:c="2"/></text:span></text:span><text:span text:style-name="Source_20_Text"><text:span text:style-name="T11">'b'</text:span></text:span><text:span text:style-name="Source_20_Text"><text:span text:style-name="T9"> &gt; </text:span></text:span><text:span text:style-name="Source_20_Text"><text:span text:style-name="T11">'a'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10"><text:s text:c="2"/></text:span></text:span><text:span text:style-name="Source_20_Text"><text:span text:style-name="T11">'abc'</text:span></text:span><text:span text:style-name="Source_20_Text"><text:span text:style-name="T9"> &gt; </text:span></text:span><text:span text:style-name="Source_20_Text"><text:span text:style-name="T11">'aba'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10"><text:s text:c="2"/></text:span></text:span><text:span text:style-name="Source_20_Text"><text:span text:style-name="T11">'sunny'</text:span></text:span><text:span text:style-name="Source_20_Text"><text:span text:style-name="T9"> &gt; </text:span></text:span><text:span text:style-name="Source_20_Text"><text:span text:style-name="T11">'sun'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10"><text:s text:c="2"/></text:span></text:span><text:span text:style-name="Source_20_Text"><text:span text:style-name="T11">'hello'</text:span></text:span><text:span text:style-name="Source_20_Text"><text:span text:style-name="T9"> === </text:span></text:span><text:span text:style-name="Source_20_Text"><text:span text:style-name="T11">'hello'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9">); </text:span></text:span></text:p>
      <text:p text:style-name="P12"><text:span text:style-name="Strong_20_Emphasis"><text:span text:style-name="T6">Обрати внимание:</text:span></text:span><text:span text:style-name="T1"> в Javascript строчные буквы идут после заглавных, поэтому сравнение </text:span><text:span text:style-name="Source_20_Text"><text:span text:style-name="T2">'a' &gt; 'Y'</text:span></text:span><text:span text:style-name="T1"> дает </text:span><text:span text:style-name="Source_20_Text"><text:span text:style-name="T2">true</text:span></text:span><text:span text:style-name="T1">:</text:span></text:p>
      <text:p text:style-name="P4"><text:span text:style-name="Source_20_Text"><text:span text:style-name="T8">console</text:span></text:span><text:span text:style-name="Source_20_Text"><text:span text:style-name="T9">.log(</text:span></text:span></text:p>
      <text:p text:style-name="P4"><text:span text:style-name="Source_20_Text"><text:span text:style-name="T10"><text:s text:c="2"/></text:span></text:span><text:span text:style-name="Source_20_Text"><text:span text:style-name="T11">'a'</text:span></text:span><text:span text:style-name="Source_20_Text"><text:span text:style-name="T9"> &gt; </text:span></text:span><text:span text:style-name="Source_20_Text"><text:span text:style-name="T11">'Y'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10"><text:s text:c="2"/></text:span></text:span><text:span text:style-name="Source_20_Text"><text:span text:style-name="T11">'B'</text:span></text:span><text:span text:style-name="Source_20_Text"><text:span text:style-name="T9"> &gt; </text:span></text:span><text:span text:style-name="Source_20_Text"><text:span text:style-name="T11">'a'</text:span></text:span><text:span text:style-name="Source_20_Text"><text:span text:style-name="T9">, </text:span></text:span><text:span text:style-name="Source_20_Text"><text:span text:style-name="T13">// false</text:span></text:span></text:p>
      <text:p text:style-name="P4"><text:span text:style-name="Source_20_Text"><text:span text:style-name="T10"><text:s text:c="2"/></text:span></text:span><text:span text:style-name="Source_20_Text"><text:span text:style-name="T11">'A'</text:span></text:span><text:span text:style-name="Source_20_Text"><text:span text:style-name="T9"> &lt; </text:span></text:span><text:span text:style-name="Source_20_Text"><text:span text:style-name="T11">'a'</text:span></text:span><text:span text:style-name="Source_20_Text"><text:span text:style-name="T9">, </text:span></text:span><text:span text:style-name="Source_20_Text"><text:span text:style-name="T13">// true</text:span></text:span></text:p>
      <text:p text:style-name="P4"><text:span text:style-name="Source_20_Text"><text:span text:style-name="T10"><text:s text:c="2"/></text:span></text:span><text:span text:style-name="Source_20_Text"><text:span text:style-name="T11">'a'</text:span></text:span><text:span text:style-name="Source_20_Text"><text:span text:style-name="T9"> === </text:span></text:span><text:span text:style-name="Source_20_Text"><text:span text:style-name="T11">'A'</text:span></text:span><text:span text:style-name="Source_20_Text"><text:span text:style-name="T9">, </text:span></text:span><text:span text:style-name="Source_20_Text"><text:span text:style-name="T13">// false</text:span></text:span></text:p>
      <text:p text:style-name="P4"><text:soft-page-break/><text:span text:style-name="Source_20_Text"><text:span text:style-name="T10"><text:s text:c="2"/></text:span></text:span><text:span text:style-name="Source_20_Text"><text:span text:style-name="T11">'Hello'</text:span></text:span><text:span text:style-name="Source_20_Text"><text:span text:style-name="T9"> === </text:span></text:span><text:span text:style-name="Source_20_Text"><text:span text:style-name="T11">'hello'</text:span></text:span><text:span text:style-name="Source_20_Text"><text:span text:style-name="T9">, </text:span></text:span><text:span text:style-name="Source_20_Text"><text:span text:style-name="T13">// false</text:span></text:span></text:p>
      <text:p text:style-name="P4"><text:span text:style-name="Source_20_Text"><text:span text:style-name="T9">); </text:span></text:span></text:p>
      <text:h text:style-name="P3" text:outline-level="2"><text:bookmark text:name="оператор-отрицания-"/>Оператор отрицания (!)</text:h>
      <text:p text:style-name="P12"><text:span text:style-name="T1">Чтобы получить значение, противоположное текущему значению переменной или выражения, можно использовать оператор логического отрицания </text:span><text:span text:style-name="Source_20_Text"><text:span text:style-name="T2">!</text:span></text:span><text:span text:style-name="T1">.</text:span></text:p>
      <text:p text:style-name="P8">Например:</text:p>
      <text:p text:style-name="P4"><text:span text:style-name="Source_20_Text"><text:span text:style-name="T14">const</text:span></text:span><text:span text:style-name="Source_20_Text"><text:span text:style-name="T9"> isAdult = </text:span></text:span><text:span text:style-name="Source_20_Text"><text:span text:style-name="T15">true</text:span></text:span><text:span text:style-name="Source_20_Text"><text:span text:style-name="T9">;</text:span></text:span></text:p>
      <text:p text:style-name="P4"><text:span text:style-name="Source_20_Text"><text:span text:style-name="T8">console</text:span></text:span><text:span text:style-name="Source_20_Text"><text:span text:style-name="T9">.log(isAdult); </text:span></text:span><text:span text:style-name="Source_20_Text"><text:span text:style-name="T13">// true</text:span></text:span></text:p>
      <text:p text:style-name="P5"/>
      <text:p text:style-name="P4"><text:span text:style-name="Source_20_Text"><text:span text:style-name="T14">const</text:span></text:span><text:span text:style-name="Source_20_Text"><text:span text:style-name="T9"> isNotAdult = !isAdult;</text:span></text:span></text:p>
      <text:p text:style-name="P4"><text:span text:style-name="Source_20_Text"><text:span text:style-name="T8">console</text:span></text:span><text:span text:style-name="Source_20_Text"><text:span text:style-name="T9">.log(isNotAdult); </text:span></text:span><text:span text:style-name="Source_20_Text"><text:span text:style-name="T13">// false</text:span></text:span></text:p>
      <text:p text:style-name="P12"><text:span text:style-name="T1">Чтобы применить оператор отрицания к целому выражению, можно воспользоваться скобками </text:span><text:span text:style-name="Source_20_Text"><text:span text:style-name="T2">()</text:span></text:span><text:span text:style-name="T1">:</text:span></text:p>
      <text:p text:style-name="P4"><text:span text:style-name="Source_20_Text"><text:span text:style-name="T14">const</text:span></text:span><text:span text:style-name="Source_20_Text"><text:span text:style-name="T9"> isNotAdult = !(age &gt;= </text:span></text:span><text:span text:style-name="Source_20_Text"><text:span text:style-name="T15">18</text:span></text:span><text:span text:style-name="Source_20_Text"><text:span text:style-name="T9">);</text:span></text:span></text:p>
      <text:h text:style-name="P3" text:outline-level="2"><text:bookmark text:name="логическое-and-"/>Логическое AND (&amp;&amp;)</text:h>
      <text:p text:style-name="P12"><text:span text:style-name="T1">Если нужно проверить, что выполняются сразу все условия, можно использовать оператор </text:span><text:span text:style-name="Source_20_Text"><text:span text:style-name="T2">&amp;&amp;</text:span></text:span><text:span text:style-name="T1"> – логическое AND.</text:span></text:p>
      <text:p text:style-name="P12"><text:span text:style-name="T1">Он возвращает </text:span><text:span text:style-name="Source_20_Text"><text:span text:style-name="T2">true</text:span></text:span><text:span text:style-name="T1">, </text:span><text:span text:style-name="Strong_20_Emphasis"><text:span text:style-name="T6">только если все</text:span></text:span><text:span text:style-name="T1"> его аргументы истинны (равны </text:span><text:span text:style-name="Source_20_Text"><text:span text:style-name="T2">true</text:span></text:span><text:span text:style-name="T1">), а иначе — </text:span><text:span text:style-name="Source_20_Text"><text:span text:style-name="T2">false</text:span></text:span><text:span text:style-name="T1">.</text:span></text:p>
      <text:p text:style-name="P8">Например:</text:p>
      <text:p text:style-name="P4"><text:span text:style-name="Source_20_Text"><text:span text:style-name="T14">const</text:span></text:span><text:span text:style-name="Source_20_Text"><text:span text:style-name="T9"> isAdult = </text:span></text:span><text:span text:style-name="Source_20_Text"><text:span text:style-name="T15">true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hasEnoughMoney = </text:span></text:span><text:span text:style-name="Source_20_Text"><text:span text:style-name="T15">true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canBuy = isAdult &amp;&amp; hasEnoughMoney; </text:span></text:span><text:span text:style-name="Source_20_Text"><text:span text:style-name="T13">// true</text:span></text:span></text:p>
      <text:h text:style-name="P3" text:outline-level="2"><text:bookmark text:name="логическое-or-"/>Логическое OR (||)</text:h>
      <text:p text:style-name="P12"><text:span text:style-name="T1">Если нужно проверить, что выполняется хотя бы одно из условий, можно использовать оператор </text:span><text:span text:style-name="Source_20_Text"><text:span text:style-name="T2">||</text:span></text:span><text:span text:style-name="T1"> — логическое OR.</text:span></text:p>
      <text:p text:style-name="P12"><text:span text:style-name="T1">Он возвращает </text:span><text:span text:style-name="Source_20_Text"><text:span text:style-name="T2">true</text:span></text:span><text:span text:style-name="T1">, если </text:span><text:span text:style-name="Strong_20_Emphasis"><text:span text:style-name="T6">хотя бы один</text:span></text:span><text:span text:style-name="T1"> из его аргументов равен </text:span><text:span text:style-name="Source_20_Text"><text:span text:style-name="T2">true</text:span></text:span><text:span text:style-name="T1">, а иначе — </text:span><text:span text:style-name="Source_20_Text"><text:span text:style-name="T2">false</text:span></text:span><text:span text:style-name="T1">.</text:span></text:p>
      <text:p text:style-name="P4"><text:span text:style-name="Source_20_Text"><text:span text:style-name="T14">const</text:span></text:span><text:span text:style-name="Source_20_Text"><text:span text:style-name="T9"> hasEnoughCash = </text:span></text:span><text:span text:style-name="Source_20_Text"><text:span text:style-name="T15">true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hasCreditLimit = </text:span></text:span><text:span text:style-name="Source_20_Text"><text:span text:style-name="T15">false</text:span></text:span><text:span text:style-name="Source_20_Text"><text:span text:style-name="T9">;</text:span></text:span></text:p>
      <text:p text:style-name="P4"><text:span text:style-name="Source_20_Text"><text:span text:style-name="T14">const</text:span></text:span><text:span text:style-name="Source_20_Text"><text:span text:style-name="T9"> canBuy = hasEnoughCash || hasCreditLimit; </text:span></text:span><text:span text:style-name="Source_20_Text"><text:span text:style-name="T13">//true</text:span></text:span></text:p>
      <text:p text:style-name="P12"><text:span text:style-name="T1">Подробнее о том, что именно возвращают операторы </text:span><text:span text:style-name="Source_20_Text"><text:span text:style-name="T2">&amp;&amp;</text:span></text:span><text:span text:style-name="T1"> и </text:span><text:span text:style-name="Source_20_Text"><text:span text:style-name="T2">||</text:span></text:span><text:span text:style-name="T1">, мы поговорим позже.</text:span></text:p>
      <text:h text:style-name="P3" text:outline-level="2"><text:bookmark text:name="объединение-условий"/><text:soft-page-break/>Объединение условий</text:h>
      <text:p text:style-name="P8">Также ты можешь объединить более двух условий, например:</text:p>
      <text:p text:style-name="P4"><text:span text:style-name="Source_20_Text"><text:span text:style-name="T14">const</text:span></text:span><text:span text:style-name="Source_20_Text"><text:span text:style-name="T9"> isWarm = isRed || isOrange || isYellow;</text:span></text:span></text:p>
      <text:p text:style-name="P4"><text:span text:style-name="Source_20_Text"><text:span text:style-name="T14">const</text:span></text:span><text:span text:style-name="Source_20_Text"><text:span text:style-name="T9"> canBuy = isAdult &amp;&amp; hasEnoughMoney &amp;&amp; isProductAvailable;</text:span></text:span></text:p>
      <text:p text:style-name="P12"><text:span text:style-name="T1">Если в одном выражении ты используешь разные операторы, то стоит воспользоваться скобками </text:span><text:span text:style-name="Source_20_Text"><text:span text:style-name="T2">()</text:span></text:span><text:span text:style-name="T1">:</text:span></text:p>
      <text:p text:style-name="P4"><text:span text:style-name="Source_20_Text"><text:span text:style-name="T14">const</text:span></text:span><text:span text:style-name="Source_20_Text"><text:span text:style-name="T9"> canBuy = isAdult &amp;&amp; (hasEnoughCash || hasCreditLimit);</text:span></text:span></text:p>
      <text:p text:style-name="P12"><text:span text:style-name="Strong_20_Emphasis"><text:span text:style-name="T6">Обрати внимание:</text:span></text:span><text:span text:style-name="T1"> приоритет оператора </text:span><text:span text:style-name="Source_20_Text"><text:span text:style-name="T2">&amp;&amp;</text:span></text:span><text:span text:style-name="T1"> выше, чем </text:span><text:span text:style-name="Source_20_Text"><text:span text:style-name="T2">||</text:span></text:span><text:span text:style-name="T1">, так что он выполнится раньше (если ты не используешь круглые скобки).</text:span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335in" fo:margin-right="0.3098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5:52:48.582302437</meta:creation-date>
    <dc:date>2022-10-21T11:08:50.662992491</dc:date>
    <meta:editing-duration>PT1H11M54S</meta:editing-duration>
    <meta:editing-cycles>1</meta:editing-cycles>
    <meta:document-statistic meta:table-count="0" meta:image-count="0" meta:object-count="0" meta:page-count="13" meta:paragraph-count="278" meta:word-count="1915" meta:character-count="12184" meta:non-whitespace-character-count="10460"/>
    <meta:generator>LibreOffice/7.3.6.2$Linux_X86_64 LibreOffice_project/30$Build-2</meta:generator>
  </office:meta>
</office:document-meta>
</file>